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7" style:family="paragraph" style:parent-style-name="Standard">
      <style:text-properties fo:font-style="normal" fo:font-weight="bold" officeooo:paragraph-rsid="002569f0" style:font-style-asian="normal" style:font-weight-asian="bold" style:font-style-complex="normal" style:font-weight-complex="bold"/>
    </style:style>
    <style:style style:name="P8" style:family="paragraph" style:parent-style-name="Standard">
      <style:text-properties fo:font-style="normal" fo:font-weight="bold" officeooo:paragraph-rsid="0034091b" style:font-style-asian="normal" style:font-weight-asian="bold" style:font-style-complex="normal" style:font-weight-complex="bold"/>
    </style:style>
    <style:style style:name="P9" style:family="paragraph" style:parent-style-name="Standard">
      <style:text-properties fo:font-style="normal" fo:font-weight="bold" officeooo:paragraph-rsid="0034289d"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7"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19" style:family="paragraph" style:parent-style-name="Standard">
      <style:text-properties fo:font-weight="normal" officeooo:paragraph-rsid="002f6b46" style:font-weight-asian="normal" style:font-weight-complex="normal"/>
    </style:style>
    <style:style style:name="P20" style:family="paragraph" style:parent-style-name="Standard">
      <style:text-properties fo:font-weight="normal" officeooo:paragraph-rsid="0030ff49" style:font-weight-asian="normal" style:font-weight-complex="normal"/>
    </style:style>
    <style:style style:name="P21" style:family="paragraph" style:parent-style-name="Standard">
      <style:text-properties officeooo:paragraph-rsid="00316fad"/>
    </style:style>
    <style:style style:name="P22"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3" style:family="paragraph" style:parent-style-name="Text_20_body">
      <style:text-properties fo:font-style="normal" officeooo:paragraph-rsid="002e469c" style:font-style-asian="normal" style:font-style-complex="normal"/>
    </style:style>
    <style:style style:name="P24" style:family="paragraph" style:parent-style-name="Text_20_body">
      <style:text-properties fo:font-style="normal" officeooo:paragraph-rsid="002ccb7f" style:font-style-asian="normal" style:font-style-complex="normal"/>
    </style:style>
    <style:style style:name="P25" style:family="paragraph" style:parent-style-name="Text_20_body">
      <style:text-properties fo:font-style="normal" officeooo:paragraph-rsid="00389e9f" style:font-style-asian="normal" style:font-style-complex="normal"/>
    </style:style>
    <style:style style:name="P26" style:family="paragraph" style:parent-style-name="Text_20_body">
      <style:text-properties fo:font-style="normal" officeooo:paragraph-rsid="0039391d" style:font-style-asian="normal" style:font-style-complex="normal"/>
    </style:style>
    <style:style style:name="P27" style:family="paragraph" style:parent-style-name="Text_20_body">
      <style:text-properties fo:font-style="normal" officeooo:paragraph-rsid="003a7ef5" style:font-style-asian="normal" style:font-style-complex="normal"/>
    </style:style>
    <style:style style:name="P28" style:family="paragraph" style:parent-style-name="Text_20_body">
      <style:text-properties fo:font-style="normal" officeooo:paragraph-rsid="003a9602" style:font-style-asian="normal" style:font-style-complex="normal"/>
    </style:style>
    <style:style style:name="P29"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0"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32" style:family="paragraph" style:parent-style-name="Text_20_body">
      <style:text-properties fo:font-style="italic" officeooo:paragraph-rsid="002b9dad" style:font-style-asian="italic" style:font-style-complex="italic"/>
    </style:style>
    <style:style style:name="P33" style:family="paragraph" style:parent-style-name="Text_20_body">
      <style:text-properties fo:font-style="italic" officeooo:paragraph-rsid="0039391d" style:font-style-asian="italic" style:font-style-complex="italic"/>
    </style:style>
    <style:style style:name="P34" style:family="paragraph" style:parent-style-name="Text_20_body">
      <style:text-properties style:font-name="Times New Roman1" fo:font-style="normal" officeooo:paragraph-rsid="0039391d" style:font-style-asian="normal" style:font-style-complex="normal"/>
    </style:style>
    <style:style style:name="P35" style:family="paragraph" style:parent-style-name="Text_20_body">
      <style:text-properties style:font-name="Times New Roman1" fo:font-style="normal" officeooo:paragraph-rsid="003a7ef5" style:font-style-asian="normal" style:font-style-complex="normal"/>
    </style:style>
    <style:style style:name="P36" style:family="paragraph" style:parent-style-name="Standard" style:list-style-name="L1">
      <style:text-properties fo:font-weight="bold" officeooo:paragraph-rsid="001a2e9a" style:font-weight-asian="bold" style:font-weight-complex="bold"/>
    </style:style>
    <style:style style:name="P37"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38"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39"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40" style:family="paragraph" style:parent-style-name="Standard">
      <style:text-properties officeooo:paragraph-rsid="0043330c"/>
    </style:style>
    <style:style style:name="P41" style:family="paragraph" style:parent-style-name="Heading_20_1">
      <style:text-properties officeooo:paragraph-rsid="002569f0"/>
    </style:style>
    <style:style style:name="P42"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
    </style:style>
    <style:style style:name="T12" style:family="text">
      <style:text-properties style:text-position="sub 58%" style:font-name="Times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1533139259312597164" text:style-name="L1">
        <text:list-item>
          <text:p text:style-name="P36">{f(x) = g(x), <text:s/>g(b) = f(a)}</text:p>
        </text:list-item>
      </text:list>
      <text:p text:style-name="P19">First equation: by lpo-1 we have that x=x. To prove that f(x) &gt;lpo g(x), we need to first prove that f(x) &gt;lpo x. Using lpo-1 we can see that f(x) &gt;lpo x.</text:p>
      <text:p text:style-name="P19">Because f(x) &gt;lpo x, we can use lpo-2 to prove that f(x) &gt;lpo g(x), given precedence f &gt; g.</text:p>
      <text:p text:style-name="P19"/>
      <text:p text:style-name="P20">Second equation: g(b) = f(a). g and f are different variables, so we cannot use lpo-3. We will instead use lpo-1 from this step to get b &gt; f(a). Using lpo-2 we have that b &gt;lpo a. For the second equation to hold, b &gt; f must be true. </text:p>
      <text:p text:style-name="P20"/>
      <text:p text:style-name="P20">Combining the precedence from equation 1 with equation 2, we get the following precedence which holds: b &gt; f &gt; g &gt; a</text:p>
      <text:p text:style-name="P20"/>
      <text:list xml:id="list1228504276" text:continue-numbering="true" text:style-name="L1">
        <text:list-item>
          <text:p text:style-name="P36">{f(g(x)) = g(f(x))}</text:p>
        </text:list-item>
      </text:list>
      <text:p text:style-name="P21">We start with lpo-1, giving us x=x. We show that f(x) &gt;lpo x by using lpo-3. This means that using lpo-2, we show that f(x) &gt;lpo g(x), given precedence f &gt; g.</text:p>
      <text:p text:style-name="P21">Lastly, given x=x, we know that by using lpo-3 we show that g(x) &gt;lpo x also holds.</text:p>
      <text:p text:style-name="P21"/>
      <text:list xml:id="list1664925598" text:continue-numbering="true" text:style-name="L1">
        <text:list-item>
          <text:p text:style-name="P36">{g(f(x)) = f(g(x))}</text:p>
        </text:list-item>
      </text:list>
      <text:p text:style-name="P21">This problem is basically the same as the one above. We can use the same logic to get our answer.</text:p>
      <text:p text:style-name="P21">Lpo-1 for x=x. Then we show that f(x) &gt;lpo x and g(x) &gt;lpo x by using lpo-1. We can then show that g(x) &gt;lpo f(x) given precedence g &gt; f.</text:p>
      <text:p text:style-name="P3"/>
      <text:h text:style-name="P41" text:outline-level="1">Eksamensoppgave 1 i INF2022 fra 2002</text:h>
      <text:p text:style-name="P7">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39">Eks is an extension of lex. We can express all properties of the &gt;eks relation over terms as properties of &gt;lex over tuples of natural number, i.e <text:span text:style-name="T7">α</text:span><text:span text:style-name="T11">(u) &gt;lex <text:s/></text:span><text:span text:style-name="T7">α(b). This is helpful because by proving that an infinite sequence would reach a contradiction with lex, we have proven the same for eks.</text:span></text:p>
      <text:p text:style-name="P40"><text:span text:style-name="T8"/></text:p>
      <text:p text:style-name="P40"><text:span text:style-name="T8">The “number of symbols” decreases for each simplification step of &gt;lex, because that is how &gt;lex is defined. This can never be smaller than 0, which means that we can not have an infinite derivation α(t) -&gt; α(t) -&gt; α(t) -&gt; ... because it would give an infinite sequence</text:span> <text:span text:style-name="T8">α(t) &gt;lex α(t’) &gt;lex α(t’’) &gt;lex etc, which is impossible.</text:span></text:p>
      <text:p text:style-name="P2"/>
      <text:p text:style-name="P2"><text:soft-page-break/></text:p>
      <text:p text:style-name="P2"/>
      <text:p text:style-name="P2"/>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6">Eks is transitive. Having three symbols: u, v, w.</text:p>
      <text:p text:style-name="P6"><text:s/>u-&gt;v, v-&gt;w, u-&gt;w.</text:p>
      <text:p text:style-name="P8"><text:span text:style-name="T1">Using the definition of &gt;lex and it’s transitive properties we can substitute u, v, w with </text:span><text:span text:style-name="T9">α(a), α(b), α(c).</text:span></text:p>
      <text:p text:style-name="P22">α(a)-&gt;α(b), α(b)-&gt;α(c), α(a)-&gt;α(c). This shows that eks is transitive.</text:p>
      <text:p text:style-name="P22"/>
      <text:p text:style-name="P8"><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2"/>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9"><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0"/>
      <text:p text:style-name="P17">1d.</text:p>
      <text:list xml:id="list2306198726592637907" text:style-name="L2">
        <text:list-item>
          <text:p text:style-name="P37">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38"><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7"/>
      <text:p text:style-name="P17">1e.</text:p>
      <text:p text:style-name="P13">We need to find an example where &gt;eks can be used to prove termination, but not with &gt;lpo. A way to do this would be to use mpo.</text:p>
      <text:p text:style-name="P11"/>
      <text:p text:style-name="P11"><text:soft-page-break/></text:p>
      <text:p text:style-name="P11"/>
      <text:p text:style-name="P11"/>
      <text:h text:style-name="Heading_20_1" text:outline-level="1">Exercise 74</text:h>
      <text:p text:style-name="P18">1. Find terms r1 and r2 such that <text:span text:style-name="T3">{f(g(x)) = r1, g(h(x)) = r2} </text:span>is confluent (and terminating).</text:p>
      <text:p text:style-name="P12"/>
      <text:p text:style-name="P14">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4"/>
      <text:p text:style-name="P15">The overlap term for the left hand sides are f(g(h(x))). We use this to find r1 = f(x) and r2 = h(x), giving us the specification <text:span text:style-name="T2">{f(g(x)) = f(x), g(h(x)) = h(x)}</text:span>. Let's prove this.</text:p>
      <text:p text:style-name="P15"/>
      <text:p text:style-name="P15">Using this, we achieve the following critical pairs:</text:p>
      <text:p text:style-name="P15">f(g(h(x))) → Equation 1 → f(h(x))</text:p>
      <text:p text:style-name="P15">f(g(h(x))) → Equation 2 → f(h(x))</text:p>
      <text:p text:style-name="P15">We see that they share a common term, and the specification is therefore locally confluent.</text:p>
      <text:p text:style-name="P15"/>
      <text:p text:style-name="P15">We prove termination using lpo. </text:p>
      <text:p text:style-name="P15">Left hand equation:</text:p>
      <text:p text:style-name="P15">Using lpo-1 we get x=x. From this, using lpo-3 we derive that f(x) &gt;lpo x, and finally using lpo-2 we have that f(x) &gt; g(x), with precedence f &gt; g.</text:p>
      <text:p text:style-name="P15"/>
      <text:p text:style-name="P15">Right hand equation:</text:p>
      <text:p text:style-name="P15">Lpo-1 for x=x. We use lpo-2 to show that g(x) &gt; h(x), with precedence g &gt; h.</text:p>
      <text:p text:style-name="P15"/>
      <text:p text:style-name="P16">We combine the right hand side with the left, and get the following precedence: f &gt; g &gt; h.</text:p>
      <text:p text:style-name="P16">We have proved that the specification is terminating, and using Newman's lemma, it's also confluent.</text:p>
      <text:h text:style-name="P42" text:outline-level="1">Exercise 1 Confluence</text:h>
      <text:p text:style-name="P29">1.</text:p>
      <text:p text:style-name="P32">{f(a) = b, f(f(x)) = x}</text:p>
      <text:p text:style-name="P24"><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rminating or locally confluent. First we find the critical pairs.</text:p>
      <text:p text:style-name="P25">Equations do not share a variable, so we do not have to rename x to x'.</text:p>
      <text:p text:style-name="P33">Equation 1: f(a) = b</text:p>
      <text:p text:style-name="P33">Equation 2: f(f(x) = x</text:p>
      <text:p text:style-name="P26">f(f(x)) |<text:span text:style-name="T12">Є</text:span><text:span text:style-name="T7"> f(a):</text:span></text:p>
      <text:p text:style-name="P34">“Equation” 3: mgu {f(x) |-&gt; a }</text:p>
      <text:p text:style-name="P26"><text:span text:style-name="T7">f(f(x)) |</text:span><text:span text:style-name="T12">1</text:span><text:span text:style-name="T7"> f(a):</text:span></text:p>
      <text:p text:style-name="P34"><text:soft-page-break/>“Equation” 4: mgu {x |-&gt; a}</text:p>
      <text:p text:style-name="P35">Now we use these equations to show that we cannot reduce the critical pairs to the same term.</text:p>
      <text:p text:style-name="P35"/>
      <text:p text:style-name="P27"><text:span text:style-name="T7">f(f(x)</text:span><text:span text:style-name="T7">)</text:span><text:span text:style-name="T7"> → equation 3 → f(a) → equation 1 → b</text:span></text:p>
      <text:p text:style-name="P27"><text:span text:style-name="T7">f(f(x)</text:span><text:span text:style-name="T7">)</text:span><text:span text:style-name="T7"> → equation 4 → f(f(a)</text:span><text:span text:style-name="T7">)</text:span><text:span text:style-name="T7"> → equation 1 → f(b)</text:span></text:p>
      <text:p text:style-name="P35">The critical pairs share no common term, which means that the specification is not locally confluent. It's therefore not confluent.</text:p>
      <text:p text:style-name="P23"/>
      <text:p text:style-name="P29">2.</text:p>
      <text:p text:style-name="P30">By adding the equation b = x, the system would be confluent. We can show this by changing the substitutions for the above critical pairs.</text:p>
      <text:p text:style-name="P28"><text:span text:style-name="T7">f(f(x)</text:span><text:span text:style-name="T7">)</text:span><text:span text:style-name="T7"> → equation 3 → f(a) → equation 1 → b →</text:span><text:span text:style-name="T7"> new equation → x → equation 4 → a</text:span></text:p>
      <text:p text:style-name="P30"><text:span text:style-name="T7">f(f(x)</text:span><text:span text:style-name="T7">)</text:span><text:span text:style-name="T7"> → equation 4 → f(f(a)</text:span><text:span text:style-name="T7">)</text:span><text:span text:style-name="T7"> → equation 1 → f(b) →</text:span><text:span text:style-name="T7"> new equation → f(x) → equation 3 → a</text:span></text:p>
      <text:p text:style-name="P30"><text:span text:style-name="T7">The critical pairs now reduce to the same term, and the specification is therefore locally confluent. There's no loops either, so the specification is terminating. This proves that the specification is confluent by Newman's lemma. </text:span><text:span text:style-name="T7">There's also no conflicts with the previous equations.</text:span></text:p>
      <text:p text:style-name="P31"><text:span text:style-name="T7">New specification: </text:span><text:span text:style-name="T10">{f(a) = b, f(f(x) = x, b =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13:46:29</dc:date>
    <meta:editing-duration>PT1H50M41S</meta:editing-duration>
    <meta:editing-cycles>13</meta:editing-cycles>
    <meta:generator>LibreOffice/4.0.4.2$Linux_X86_64 LibreOffice_project/400m0$Build-2</meta:generator>
    <dc:creator>Vegard Fjogstad</dc:creator>
    <meta:document-statistic meta:table-count="0" meta:image-count="0" meta:object-count="0" meta:page-count="4" meta:paragraph-count="70" meta:word-count="1495" meta:character-count="8067" meta:non-whitespace-character-count="6637"/>
  </office:meta>
</office:document-meta>
</file>